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o stretchy="false">δ</mo>
      <mrow>
        <mi/>
        <mo stretchy="false">=</mo>
        <mi/>
      </mrow>
      <mfrac>
        <mi>c</mi>
        <mrow>
          <mo stretchy="false">ω</mo>
          <mo stretchy="false">γ</mo>
        </mrow>
      </mfrac>
      <mrow>
        <mi/>
        <mo stretchy="false">=</mo>
        <mi/>
      </mrow>
      <mfrac>
        <msub>
          <mo stretchy="false">λ</mo>
          <mn>0</mn>
        </msub>
        <mrow>
          <mn>2</mn>
          <mo stretchy="false">π</mo>
          <mo stretchy="false">γ</mo>
        </mrow>
      </mfrac>
      <mi/>
      <mtext> ; </mtext>
      <mi/>
      <msub>
        <mo stretchy="false">λ</mo>
        <mn>0</mn>
      </msub>
      <mrow>
        <mi/>
        <mo stretchy="false">=</mo>
        <mi/>
      </mrow>
      <mfrac>
        <mi>c</mi>
        <mo stretchy="false">ν</mo>
      </mfrac>
      <mtext> (Wellenlänge im Vakuum)</mtext>
    </mrow>
    <annotation encoding="StarMath 5.0">%idelta `=` c over {%iomega %igamma} `=` %ilambda _0 over {2 %pi %igamma} ~" ; "` %ilambda _0 `=` c over %inu " (Wellenlänge im Vakuum)"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07T11:25:10.213000000</meta:creation-date>
    <meta:generator>LibreOffice/4.1.4.2$Windows_x86 LibreOffice_project/0a0440ccc0227ad9829de5f46be37cfb6edcf72</meta:generator>
  </office:meta>
</office:document-meta>
</file>